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ext-properties style:use-window-font-color="true" style:text-outline="false" style:text-line-through-style="none" style:font-name="Droid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0268in" svg:height="2.5949in" svg:x="11.8594in" svg:y="3.7181in">
            <draw:object draw:notify-on-update-of-ranges="Sheet1.A2:Sheet1.A167 Sheet1.B1:Sheet1.B1 Sheet1.B2:Sheet1.B16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6.0287in" svg:height="2.6043in" svg:x="5.778in" svg:y="3.7083in">
            <draw:object draw:notify-on-update-of-ranges="Sheet1.D28:Sheet1.D36 Sheet1.D28:Sheet1.D36 Sheet1.E28:Sheet1.E3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15" table:default-cell-style-name="Default"/>
        <table:table-row table:style-name="ro2">
          <table:table-cell table:style-name="ce1" office:value-type="string">
            <text:p>Date Joined</text:p>
          </table:table-cell>
          <table:table-cell office:value-type="string">
            <text:p>Users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1-30">
            <text:p>01/30/13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1-30">
            <text:p>01/30/13</text:p>
          </table:table-cell>
          <table:table-cell table:formula="of:=1+[.B2]" office:value-type="float" office:value="2">
            <text:p>2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1-30">
            <text:p>01/30/13</text:p>
          </table:table-cell>
          <table:table-cell table:formula="of:=1+[.B3]" office:value-type="float" office:value="3">
            <text:p>3</text:p>
          </table:table-cell>
          <table:table-cell table:number-columns-repeated="13"/>
          <table:table-cell office:value-type="string">
            <text:p>Users</text:p>
          </table:table-cell>
        </table:table-row>
        <table:table-row table:style-name="ro2">
          <table:table-cell table:style-name="ce1" office:value-type="date" office:date-value="2013-01-31">
            <text:p>01/31/13</text:p>
          </table:table-cell>
          <table:table-cell table:formula="of:=1+[.B4]" office:value-type="float" office:value="4">
            <text:p>4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1-31">
            <text:p>01/31/13</text:p>
          </table:table-cell>
          <table:table-cell table:formula="of:=1+[.B5]" office:value-type="float" office:value="5">
            <text:p>5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2-04">
            <text:p>02/04/13</text:p>
          </table:table-cell>
          <table:table-cell table:formula="of:=1+[.B6]" office:value-type="float" office:value="6">
            <text:p>6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2-04">
            <text:p>02/04/13</text:p>
          </table:table-cell>
          <table:table-cell table:formula="of:=1+[.B7]" office:value-type="float" office:value="7">
            <text:p>7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2-05">
            <text:p>02/05/13</text:p>
          </table:table-cell>
          <table:table-cell table:formula="of:=1+[.B8]" office:value-type="float" office:value="8">
            <text:p>8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2-08">
            <text:p>02/08/13</text:p>
          </table:table-cell>
          <table:table-cell table:formula="of:=1+[.B9]" office:value-type="float" office:value="9">
            <text:p>9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2-26">
            <text:p>02/26/13</text:p>
          </table:table-cell>
          <table:table-cell table:formula="of:=1+[.B10]" office:value-type="float" office:value="10">
            <text:p>10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3-21">
            <text:p>03/21/13</text:p>
          </table:table-cell>
          <table:table-cell table:formula="of:=1+[.B11]" office:value-type="float" office:value="11">
            <text:p>11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3-28">
            <text:p>03/28/13</text:p>
          </table:table-cell>
          <table:table-cell table:formula="of:=1+[.B12]" office:value-type="float" office:value="12">
            <text:p>12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4-08">
            <text:p>04/08/13</text:p>
          </table:table-cell>
          <table:table-cell table:formula="of:=1+[.B13]" office:value-type="float" office:value="13">
            <text:p>13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4-09">
            <text:p>04/09/13</text:p>
          </table:table-cell>
          <table:table-cell table:formula="of:=1+[.B14]" office:value-type="float" office:value="14">
            <text:p>14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4-09">
            <text:p>04/09/13</text:p>
          </table:table-cell>
          <table:table-cell table:formula="of:=1+[.B15]" office:value-type="float" office:value="15">
            <text:p>15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4-10">
            <text:p>04/10/13</text:p>
          </table:table-cell>
          <table:table-cell table:formula="of:=1+[.B16]" office:value-type="float" office:value="16">
            <text:p>16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4-11">
            <text:p>04/11/13</text:p>
          </table:table-cell>
          <table:table-cell table:formula="of:=1+[.B17]" office:value-type="float" office:value="17">
            <text:p>17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4-15">
            <text:p>04/15/13</text:p>
          </table:table-cell>
          <table:table-cell table:formula="of:=1+[.B18]" office:value-type="float" office:value="18">
            <text:p>18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4-15">
            <text:p>04/15/13</text:p>
          </table:table-cell>
          <table:table-cell table:formula="of:=1+[.B19]" office:value-type="float" office:value="19">
            <text:p>19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4-16">
            <text:p>04/16/13</text:p>
          </table:table-cell>
          <table:table-cell table:formula="of:=1+[.B20]" office:value-type="float" office:value="20">
            <text:p>20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4-16">
            <text:p>04/16/13</text:p>
          </table:table-cell>
          <table:table-cell table:formula="of:=1+[.B21]" office:value-type="float" office:value="21">
            <text:p>21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4-19">
            <text:p>04/19/13</text:p>
          </table:table-cell>
          <table:table-cell table:formula="of:=1+[.B22]" office:value-type="float" office:value="22">
            <text:p>22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4-22">
            <text:p>04/22/13</text:p>
          </table:table-cell>
          <table:table-cell table:formula="of:=1+[.B23]" office:value-type="float" office:value="23">
            <text:p>23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4-22">
            <text:p>04/22/13</text:p>
          </table:table-cell>
          <table:table-cell table:formula="of:=1+[.B24]" office:value-type="float" office:value="24">
            <text:p>24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4-24">
            <text:p>04/24/13</text:p>
          </table:table-cell>
          <table:table-cell table:formula="of:=1+[.B25]" office:value-type="float" office:value="25">
            <text:p>25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4-24">
            <text:p>04/24/13</text:p>
          </table:table-cell>
          <table:table-cell table:formula="of:=1+[.B26]" office:value-type="float" office:value="26">
            <text:p>26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4-24">
            <text:p>04/24/13</text:p>
          </table:table-cell>
          <table:table-cell table:formula="of:=1+[.B27]" office:value-type="float" office:value="27">
            <text:p>27</text:p>
          </table:table-cell>
          <table:table-cell/>
          <table:table-cell office:value-type="string">
            <text:p>Feb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2">
          <table:table-cell table:style-name="ce1" office:value-type="date" office:date-value="2013-04-25">
            <text:p>04/25/13</text:p>
          </table:table-cell>
          <table:table-cell table:formula="of:=1+[.B28]" office:value-type="float" office:value="28">
            <text:p>28</text:p>
          </table:table-cell>
          <table:table-cell/>
          <table:table-cell office:value-type="string">
            <text:p>Mar</text:p>
          </table:table-cell>
          <table:table-cell office:value-type="float" office:value="7">
            <text:p>7</text:p>
          </table:table-cell>
          <table:table-cell table:number-columns-repeated="11"/>
        </table:table-row>
        <table:table-row table:style-name="ro2">
          <table:table-cell table:style-name="ce1" office:value-type="date" office:date-value="2013-04-27">
            <text:p>04/27/13</text:p>
          </table:table-cell>
          <table:table-cell table:formula="of:=1+[.B29]" office:value-type="float" office:value="29">
            <text:p>29</text:p>
          </table:table-cell>
          <table:table-cell/>
          <table:table-cell office:value-type="string">
            <text:p>Apr</text:p>
          </table:table-cell>
          <table:table-cell office:value-type="float" office:value="23">
            <text:p>23</text:p>
          </table:table-cell>
          <table:table-cell table:number-columns-repeated="11"/>
        </table:table-row>
        <table:table-row table:style-name="ro2">
          <table:table-cell table:style-name="ce1" office:value-type="date" office:date-value="2013-04-28">
            <text:p>04/28/13</text:p>
          </table:table-cell>
          <table:table-cell table:formula="of:=1+[.B30]" office:value-type="float" office:value="30">
            <text:p>30</text:p>
          </table:table-cell>
          <table:table-cell/>
          <table:table-cell office:value-type="string">
            <text:p>May</text:p>
          </table:table-cell>
          <table:table-cell office:value-type="float" office:value="199">
            <text:p>199</text:p>
          </table:table-cell>
          <table:table-cell table:number-columns-repeated="11"/>
        </table:table-row>
        <table:table-row table:style-name="ro2">
          <table:table-cell table:style-name="ce1" office:value-type="date" office:date-value="2013-04-29">
            <text:p>04/29/13</text:p>
          </table:table-cell>
          <table:table-cell table:formula="of:=1+[.B31]" office:value-type="float" office:value="31">
            <text:p>31</text:p>
          </table:table-cell>
          <table:table-cell/>
          <table:table-cell office:value-type="string">
            <text:p>Jun</text:p>
          </table:table-cell>
          <table:table-cell office:value-type="float" office:value="230">
            <text:p>230</text:p>
          </table:table-cell>
          <table:table-cell table:number-columns-repeated="11"/>
        </table:table-row>
        <table:table-row table:style-name="ro2">
          <table:table-cell table:style-name="ce1" office:value-type="date" office:date-value="2013-04-29">
            <text:p>04/29/13</text:p>
          </table:table-cell>
          <table:table-cell table:formula="of:=1+[.B32]" office:value-type="float" office:value="32">
            <text:p>32</text:p>
          </table:table-cell>
          <table:table-cell/>
          <table:table-cell office:value-type="string">
            <text:p>Jul</text:p>
          </table:table-cell>
          <table:table-cell office:value-type="float" office:value="161">
            <text:p>161</text:p>
          </table:table-cell>
          <table:table-cell table:number-columns-repeated="11"/>
        </table:table-row>
        <table:table-row table:style-name="ro2">
          <table:table-cell table:style-name="ce1" office:value-type="date" office:date-value="2013-04-29">
            <text:p>04/29/13</text:p>
          </table:table-cell>
          <table:table-cell table:formula="of:=1+[.B33]" office:value-type="float" office:value="33">
            <text:p>33</text:p>
          </table:table-cell>
          <table:table-cell/>
          <table:table-cell office:value-type="string">
            <text:p>Aug</text:p>
          </table:table-cell>
          <table:table-cell office:value-type="float" office:value="53">
            <text:p>53</text:p>
          </table:table-cell>
          <table:table-cell table:number-columns-repeated="11"/>
        </table:table-row>
        <table:table-row table:style-name="ro4">
          <table:table-cell table:style-name="ce1" office:value-type="date" office:date-value="2013-04-29">
            <text:p>04/29/13</text:p>
          </table:table-cell>
          <table:table-cell table:formula="of:=1+[.B34]" office:value-type="float" office:value="34">
            <text:p>34</text:p>
          </table:table-cell>
          <table:table-cell/>
          <table:table-cell office:value-type="string">
            <text:p>Sep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2">
          <table:table-cell table:style-name="ce1" office:value-type="date" office:date-value="2013-04-30">
            <text:p>04/30/13</text:p>
          </table:table-cell>
          <table:table-cell table:formula="of:=1+[.B35]" office:value-type="float" office:value="35">
            <text:p>35</text:p>
          </table:table-cell>
          <table:table-cell/>
          <table:table-cell office:value-type="string">
            <text:p>Oct</text:p>
          </table:table-cell>
          <table:table-cell office:value-type="float" office:value="252">
            <text:p>252</text:p>
          </table:table-cell>
          <table:table-cell table:number-columns-repeated="11"/>
        </table:table-row>
        <table:table-row table:style-name="ro2">
          <table:table-cell table:style-name="ce1" office:value-type="date" office:date-value="2013-04-30">
            <text:p>04/30/13</text:p>
          </table:table-cell>
          <table:table-cell table:formula="of:=1+[.B36]" office:value-type="float" office:value="36">
            <text:p>36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5-07">
            <text:p>05/07/13</text:p>
          </table:table-cell>
          <table:table-cell table:formula="of:=1+[.B37]" office:value-type="float" office:value="37">
            <text:p>37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5-14">
            <text:p>05/14/13</text:p>
          </table:table-cell>
          <table:table-cell table:formula="of:=1+[.B38]" office:value-type="float" office:value="38">
            <text:p>38</text:p>
          </table:table-cell>
          <table:table-cell/>
          <table:table-cell office:value-type="string">
            <text:p>Avg Since Launch</text:p>
          </table:table-cell>
          <table:table-cell table:number-columns-repeated="12"/>
        </table:table-row>
        <table:table-row table:style-name="ro2">
          <table:table-cell table:style-name="ce1" office:value-type="date" office:date-value="2013-05-15">
            <text:p>05/15/13</text:p>
          </table:table-cell>
          <table:table-cell table:formula="of:=1+[.B39]" office:value-type="float" office:value="39">
            <text:p>39</text:p>
          </table:table-cell>
          <table:table-cell table:number-columns-repeated="2"/>
          <table:table-cell table:formula="of:=AVERAGE([.E31:.E36])" office:value-type="float" office:value="182.5">
            <text:p>182.5</text:p>
          </table:table-cell>
          <table:table-cell table:number-columns-repeated="11"/>
        </table:table-row>
        <table:table-row table:style-name="ro2">
          <table:table-cell table:style-name="ce1" office:value-type="date" office:date-value="2013-05-16">
            <text:p>05/16/13</text:p>
          </table:table-cell>
          <table:table-cell table:formula="of:=1+[.B40]" office:value-type="float" office:value="40">
            <text:p>40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5-16">
            <text:p>05/16/13</text:p>
          </table:table-cell>
          <table:table-cell table:formula="of:=1+[.B41]" office:value-type="float" office:value="41">
            <text:p>41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5-16">
            <text:p>05/16/13</text:p>
          </table:table-cell>
          <table:table-cell table:formula="of:=1+[.B42]" office:value-type="float" office:value="42">
            <text:p>42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5-19">
            <text:p>05/19/13</text:p>
          </table:table-cell>
          <table:table-cell table:formula="of:=1+[.B43]" office:value-type="float" office:value="43">
            <text:p>43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5-19">
            <text:p>05/19/13</text:p>
          </table:table-cell>
          <table:table-cell table:formula="of:=1+[.B44]" office:value-type="float" office:value="44">
            <text:p>44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5-21">
            <text:p>05/21/13</text:p>
          </table:table-cell>
          <table:table-cell table:formula="of:=1+[.B45]" office:value-type="float" office:value="45">
            <text:p>45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5-22">
            <text:p>05/22/13</text:p>
          </table:table-cell>
          <table:table-cell table:formula="of:=1+[.B46]" office:value-type="float" office:value="46">
            <text:p>46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5-22">
            <text:p>05/22/13</text:p>
          </table:table-cell>
          <table:table-cell table:formula="of:=1+[.B47]" office:value-type="float" office:value="47">
            <text:p>47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5-23">
            <text:p>05/23/13</text:p>
          </table:table-cell>
          <table:table-cell table:formula="of:=1+[.B48]" office:value-type="float" office:value="48">
            <text:p>48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5-24">
            <text:p>05/24/13</text:p>
          </table:table-cell>
          <table:table-cell table:formula="of:=1+[.B49]" office:value-type="float" office:value="49">
            <text:p>49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5-27">
            <text:p>05/27/13</text:p>
          </table:table-cell>
          <table:table-cell table:formula="of:=1+[.B50]" office:value-type="float" office:value="50">
            <text:p>50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5-27">
            <text:p>05/27/13</text:p>
          </table:table-cell>
          <table:table-cell table:formula="of:=1+[.B51]" office:value-type="float" office:value="51">
            <text:p>51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5-28">
            <text:p>05/28/13</text:p>
          </table:table-cell>
          <table:table-cell table:formula="of:=1+[.B52]" office:value-type="float" office:value="52">
            <text:p>52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5-28">
            <text:p>05/28/13</text:p>
          </table:table-cell>
          <table:table-cell table:formula="of:=1+[.B53]" office:value-type="float" office:value="53">
            <text:p>53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5-29">
            <text:p>05/29/13</text:p>
          </table:table-cell>
          <table:table-cell table:formula="of:=1+[.B54]" office:value-type="float" office:value="54">
            <text:p>54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5-31">
            <text:p>05/31/13</text:p>
          </table:table-cell>
          <table:table-cell table:formula="of:=1+[.B55]" office:value-type="float" office:value="55">
            <text:p>55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5-31">
            <text:p>05/31/13</text:p>
          </table:table-cell>
          <table:table-cell table:formula="of:=1+[.B56]" office:value-type="float" office:value="56">
            <text:p>56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6-03">
            <text:p>06/03/13</text:p>
          </table:table-cell>
          <table:table-cell table:formula="of:=1+[.B57]" office:value-type="float" office:value="57">
            <text:p>57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6-03">
            <text:p>06/03/13</text:p>
          </table:table-cell>
          <table:table-cell table:formula="of:=1+[.B58]" office:value-type="float" office:value="58">
            <text:p>58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6-04">
            <text:p>06/04/13</text:p>
          </table:table-cell>
          <table:table-cell table:formula="of:=1+[.B59]" office:value-type="float" office:value="59">
            <text:p>59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6-04">
            <text:p>06/04/13</text:p>
          </table:table-cell>
          <table:table-cell table:formula="of:=1+[.B60]" office:value-type="float" office:value="60">
            <text:p>60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6-04">
            <text:p>06/04/13</text:p>
          </table:table-cell>
          <table:table-cell table:formula="of:=1+[.B61]" office:value-type="float" office:value="61">
            <text:p>61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6-05">
            <text:p>06/05/13</text:p>
          </table:table-cell>
          <table:table-cell table:formula="of:=1+[.B62]" office:value-type="float" office:value="62">
            <text:p>62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6-05">
            <text:p>06/05/13</text:p>
          </table:table-cell>
          <table:table-cell table:formula="of:=1+[.B63]" office:value-type="float" office:value="63">
            <text:p>63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6-06">
            <text:p>06/06/13</text:p>
          </table:table-cell>
          <table:table-cell table:formula="of:=1+[.B64]" office:value-type="float" office:value="64">
            <text:p>64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6-07">
            <text:p>06/07/13</text:p>
          </table:table-cell>
          <table:table-cell table:formula="of:=1+[.B65]" office:value-type="float" office:value="65">
            <text:p>65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6-07">
            <text:p>06/07/13</text:p>
          </table:table-cell>
          <table:table-cell table:formula="of:=1+[.B66]" office:value-type="float" office:value="66">
            <text:p>66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6-10">
            <text:p>06/10/13</text:p>
          </table:table-cell>
          <table:table-cell table:formula="of:=1+[.B67]" office:value-type="float" office:value="67">
            <text:p>67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6-11">
            <text:p>06/11/13</text:p>
          </table:table-cell>
          <table:table-cell table:formula="of:=1+[.B68]" office:value-type="float" office:value="68">
            <text:p>68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6-12">
            <text:p>06/12/13</text:p>
          </table:table-cell>
          <table:table-cell table:formula="of:=1+[.B69]" office:value-type="float" office:value="69">
            <text:p>69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6-17">
            <text:p>06/17/13</text:p>
          </table:table-cell>
          <table:table-cell table:formula="of:=1+[.B70]" office:value-type="float" office:value="70">
            <text:p>70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6-17">
            <text:p>06/17/13</text:p>
          </table:table-cell>
          <table:table-cell table:formula="of:=1+[.B71]" office:value-type="float" office:value="71">
            <text:p>71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6-17">
            <text:p>06/17/13</text:p>
          </table:table-cell>
          <table:table-cell table:formula="of:=1+[.B72]" office:value-type="float" office:value="72">
            <text:p>72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6-18">
            <text:p>06/18/13</text:p>
          </table:table-cell>
          <table:table-cell table:formula="of:=1+[.B73]" office:value-type="float" office:value="73">
            <text:p>73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6-18">
            <text:p>06/18/13</text:p>
          </table:table-cell>
          <table:table-cell table:formula="of:=1+[.B74]" office:value-type="float" office:value="74">
            <text:p>74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6-21">
            <text:p>06/21/13</text:p>
          </table:table-cell>
          <table:table-cell table:formula="of:=1+[.B75]" office:value-type="float" office:value="75">
            <text:p>75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6-21">
            <text:p>06/21/13</text:p>
          </table:table-cell>
          <table:table-cell table:formula="of:=1+[.B76]" office:value-type="float" office:value="76">
            <text:p>76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6-26">
            <text:p>06/26/13</text:p>
          </table:table-cell>
          <table:table-cell table:formula="of:=1+[.B77]" office:value-type="float" office:value="77">
            <text:p>77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6-26">
            <text:p>06/26/13</text:p>
          </table:table-cell>
          <table:table-cell table:formula="of:=1+[.B78]" office:value-type="float" office:value="78">
            <text:p>78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6-26">
            <text:p>06/26/13</text:p>
          </table:table-cell>
          <table:table-cell table:formula="of:=1+[.B79]" office:value-type="float" office:value="79">
            <text:p>79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6-28">
            <text:p>06/28/13</text:p>
          </table:table-cell>
          <table:table-cell table:formula="of:=1+[.B80]" office:value-type="float" office:value="80">
            <text:p>80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7-03">
            <text:p>07/03/13</text:p>
          </table:table-cell>
          <table:table-cell table:formula="of:=1+[.B81]" office:value-type="float" office:value="81">
            <text:p>81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7-03">
            <text:p>07/03/13</text:p>
          </table:table-cell>
          <table:table-cell table:formula="of:=1+[.B82]" office:value-type="float" office:value="82">
            <text:p>82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7-04">
            <text:p>07/04/13</text:p>
          </table:table-cell>
          <table:table-cell table:formula="of:=1+[.B83]" office:value-type="float" office:value="83">
            <text:p>83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7-06">
            <text:p>07/06/13</text:p>
          </table:table-cell>
          <table:table-cell table:formula="of:=1+[.B84]" office:value-type="float" office:value="84">
            <text:p>84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7-07">
            <text:p>07/07/13</text:p>
          </table:table-cell>
          <table:table-cell table:formula="of:=1+[.B85]" office:value-type="float" office:value="85">
            <text:p>85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7-08">
            <text:p>07/08/13</text:p>
          </table:table-cell>
          <table:table-cell table:formula="of:=1+[.B86]" office:value-type="float" office:value="86">
            <text:p>86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7-09">
            <text:p>07/09/13</text:p>
          </table:table-cell>
          <table:table-cell table:formula="of:=1+[.B87]" office:value-type="float" office:value="87">
            <text:p>87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7-10">
            <text:p>07/10/13</text:p>
          </table:table-cell>
          <table:table-cell table:formula="of:=1+[.B88]" office:value-type="float" office:value="88">
            <text:p>88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7-10">
            <text:p>07/10/13</text:p>
          </table:table-cell>
          <table:table-cell table:formula="of:=1+[.B89]" office:value-type="float" office:value="89">
            <text:p>89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7-16">
            <text:p>07/16/13</text:p>
          </table:table-cell>
          <table:table-cell table:formula="of:=1+[.B90]" office:value-type="float" office:value="90">
            <text:p>90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7-18">
            <text:p>07/18/13</text:p>
          </table:table-cell>
          <table:table-cell table:formula="of:=1+[.B91]" office:value-type="float" office:value="91">
            <text:p>91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7-19">
            <text:p>07/19/13</text:p>
          </table:table-cell>
          <table:table-cell table:formula="of:=1+[.B92]" office:value-type="float" office:value="92">
            <text:p>92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7-23">
            <text:p>07/23/13</text:p>
          </table:table-cell>
          <table:table-cell table:formula="of:=1+[.B93]" office:value-type="float" office:value="93">
            <text:p>93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7-24">
            <text:p>07/24/13</text:p>
          </table:table-cell>
          <table:table-cell table:formula="of:=1+[.B94]" office:value-type="float" office:value="94">
            <text:p>94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7-26">
            <text:p>07/26/13</text:p>
          </table:table-cell>
          <table:table-cell table:formula="of:=1+[.B95]" office:value-type="float" office:value="95">
            <text:p>95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7-31">
            <text:p>07/31/13</text:p>
          </table:table-cell>
          <table:table-cell table:formula="of:=1+[.B96]" office:value-type="float" office:value="96">
            <text:p>96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8-02">
            <text:p>08/02/13</text:p>
          </table:table-cell>
          <table:table-cell table:formula="of:=1+[.B97]" office:value-type="float" office:value="97">
            <text:p>97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8-08">
            <text:p>08/08/13</text:p>
          </table:table-cell>
          <table:table-cell table:formula="of:=1+[.B98]" office:value-type="float" office:value="98">
            <text:p>98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8-08">
            <text:p>08/08/13</text:p>
          </table:table-cell>
          <table:table-cell table:formula="of:=1+[.B99]" office:value-type="float" office:value="99">
            <text:p>99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8-11">
            <text:p>08/11/13</text:p>
          </table:table-cell>
          <table:table-cell table:formula="of:=1+[.B100]" office:value-type="float" office:value="100">
            <text:p>100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8-12">
            <text:p>08/12/13</text:p>
          </table:table-cell>
          <table:table-cell table:formula="of:=1+[.B101]" office:value-type="float" office:value="101">
            <text:p>101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8-13">
            <text:p>08/13/13</text:p>
          </table:table-cell>
          <table:table-cell table:formula="of:=1+[.B102]" office:value-type="float" office:value="102">
            <text:p>102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8-14">
            <text:p>08/14/13</text:p>
          </table:table-cell>
          <table:table-cell table:formula="of:=1+[.B103]" office:value-type="float" office:value="103">
            <text:p>103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8-15">
            <text:p>08/15/13</text:p>
          </table:table-cell>
          <table:table-cell table:formula="of:=1+[.B104]" office:value-type="float" office:value="104">
            <text:p>104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8-19">
            <text:p>08/19/13</text:p>
          </table:table-cell>
          <table:table-cell table:formula="of:=1+[.B105]" office:value-type="float" office:value="105">
            <text:p>105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8-19">
            <text:p>08/19/13</text:p>
          </table:table-cell>
          <table:table-cell table:formula="of:=1+[.B106]" office:value-type="float" office:value="106">
            <text:p>106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8-21">
            <text:p>08/21/13</text:p>
          </table:table-cell>
          <table:table-cell table:formula="of:=1+[.B107]" office:value-type="float" office:value="107">
            <text:p>107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8-22">
            <text:p>08/22/13</text:p>
          </table:table-cell>
          <table:table-cell table:formula="of:=1+[.B108]" office:value-type="float" office:value="108">
            <text:p>108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8-22">
            <text:p>08/22/13</text:p>
          </table:table-cell>
          <table:table-cell table:formula="of:=1+[.B109]" office:value-type="float" office:value="109">
            <text:p>109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8-22">
            <text:p>08/22/13</text:p>
          </table:table-cell>
          <table:table-cell table:formula="of:=1+[.B110]" office:value-type="float" office:value="110">
            <text:p>110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8-26">
            <text:p>08/26/13</text:p>
          </table:table-cell>
          <table:table-cell table:formula="of:=1+[.B111]" office:value-type="float" office:value="111">
            <text:p>111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8-27">
            <text:p>08/27/13</text:p>
          </table:table-cell>
          <table:table-cell table:formula="of:=1+[.B112]" office:value-type="float" office:value="112">
            <text:p>112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8-28">
            <text:p>08/28/13</text:p>
          </table:table-cell>
          <table:table-cell table:formula="of:=1+[.B113]" office:value-type="float" office:value="113">
            <text:p>113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8-28">
            <text:p>08/28/13</text:p>
          </table:table-cell>
          <table:table-cell table:formula="of:=1+[.B114]" office:value-type="float" office:value="114">
            <text:p>114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8-28">
            <text:p>08/28/13</text:p>
          </table:table-cell>
          <table:table-cell table:formula="of:=1+[.B115]" office:value-type="float" office:value="115">
            <text:p>115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8-30">
            <text:p>08/30/13</text:p>
          </table:table-cell>
          <table:table-cell table:formula="of:=1+[.B116]" office:value-type="float" office:value="116">
            <text:p>116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9-03">
            <text:p>09/03/13</text:p>
          </table:table-cell>
          <table:table-cell table:formula="of:=1+[.B117]" office:value-type="float" office:value="117">
            <text:p>117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9-03">
            <text:p>09/03/13</text:p>
          </table:table-cell>
          <table:table-cell table:formula="of:=1+[.B118]" office:value-type="float" office:value="118">
            <text:p>118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9-04">
            <text:p>09/04/13</text:p>
          </table:table-cell>
          <table:table-cell table:formula="of:=1+[.B119]" office:value-type="float" office:value="119">
            <text:p>119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9-10">
            <text:p>09/10/13</text:p>
          </table:table-cell>
          <table:table-cell table:formula="of:=1+[.B120]" office:value-type="float" office:value="120">
            <text:p>120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9-10">
            <text:p>09/10/13</text:p>
          </table:table-cell>
          <table:table-cell table:formula="of:=1+[.B121]" office:value-type="float" office:value="121">
            <text:p>121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9-11">
            <text:p>09/11/13</text:p>
          </table:table-cell>
          <table:table-cell table:formula="of:=1+[.B122]" office:value-type="float" office:value="122">
            <text:p>122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9-13">
            <text:p>09/13/13</text:p>
          </table:table-cell>
          <table:table-cell table:formula="of:=1+[.B123]" office:value-type="float" office:value="123">
            <text:p>123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9-16">
            <text:p>09/16/13</text:p>
          </table:table-cell>
          <table:table-cell table:formula="of:=1+[.B124]" office:value-type="float" office:value="124">
            <text:p>124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9-16">
            <text:p>09/16/13</text:p>
          </table:table-cell>
          <table:table-cell table:formula="of:=1+[.B125]" office:value-type="float" office:value="125">
            <text:p>125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9-17">
            <text:p>09/17/13</text:p>
          </table:table-cell>
          <table:table-cell table:formula="of:=1+[.B126]" office:value-type="float" office:value="126">
            <text:p>126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9-17">
            <text:p>09/17/13</text:p>
          </table:table-cell>
          <table:table-cell table:formula="of:=1+[.B127]" office:value-type="float" office:value="127">
            <text:p>127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9-20">
            <text:p>09/20/13</text:p>
          </table:table-cell>
          <table:table-cell table:formula="of:=1+[.B128]" office:value-type="float" office:value="128">
            <text:p>128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9-20">
            <text:p>09/20/13</text:p>
          </table:table-cell>
          <table:table-cell table:formula="of:=1+[.B129]" office:value-type="float" office:value="129">
            <text:p>129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9-21">
            <text:p>09/21/13</text:p>
          </table:table-cell>
          <table:table-cell table:formula="of:=1+[.B130]" office:value-type="float" office:value="130">
            <text:p>130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9-24">
            <text:p>09/24/13</text:p>
          </table:table-cell>
          <table:table-cell table:formula="of:=1+[.B131]" office:value-type="float" office:value="131">
            <text:p>131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9-24">
            <text:p>09/24/13</text:p>
          </table:table-cell>
          <table:table-cell table:formula="of:=1+[.B132]" office:value-type="float" office:value="132">
            <text:p>132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9-25">
            <text:p>09/25/13</text:p>
          </table:table-cell>
          <table:table-cell table:formula="of:=1+[.B133]" office:value-type="float" office:value="133">
            <text:p>133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9-25">
            <text:p>09/25/13</text:p>
          </table:table-cell>
          <table:table-cell table:formula="of:=1+[.B134]" office:value-type="float" office:value="134">
            <text:p>134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9-26">
            <text:p>09/26/13</text:p>
          </table:table-cell>
          <table:table-cell table:formula="of:=1+[.B135]" office:value-type="float" office:value="135">
            <text:p>135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9-27">
            <text:p>09/27/13</text:p>
          </table:table-cell>
          <table:table-cell table:formula="of:=1+[.B136]" office:value-type="float" office:value="136">
            <text:p>136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9-30">
            <text:p>09/30/13</text:p>
          </table:table-cell>
          <table:table-cell table:formula="of:=1+[.B137]" office:value-type="float" office:value="137">
            <text:p>137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9-30">
            <text:p>09/30/13</text:p>
          </table:table-cell>
          <table:table-cell table:formula="of:=1+[.B138]" office:value-type="float" office:value="138">
            <text:p>138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9-30">
            <text:p>09/30/13</text:p>
          </table:table-cell>
          <table:table-cell table:formula="of:=1+[.B139]" office:value-type="float" office:value="139">
            <text:p>139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02">
            <text:p>10/02/13</text:p>
          </table:table-cell>
          <table:table-cell table:formula="of:=1+[.B140]" office:value-type="float" office:value="140">
            <text:p>140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06">
            <text:p>10/06/13</text:p>
          </table:table-cell>
          <table:table-cell table:formula="of:=1+[.B141]" office:value-type="float" office:value="141">
            <text:p>141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06">
            <text:p>10/06/13</text:p>
          </table:table-cell>
          <table:table-cell table:formula="of:=1+[.B142]" office:value-type="float" office:value="142">
            <text:p>142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07">
            <text:p>10/07/13</text:p>
          </table:table-cell>
          <table:table-cell table:formula="of:=1+[.B143]" office:value-type="float" office:value="143">
            <text:p>143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09">
            <text:p>10/09/13</text:p>
          </table:table-cell>
          <table:table-cell table:formula="of:=1+[.B144]" office:value-type="float" office:value="144">
            <text:p>144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11">
            <text:p>10/11/13</text:p>
          </table:table-cell>
          <table:table-cell table:formula="of:=1+[.B145]" office:value-type="float" office:value="145">
            <text:p>145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11">
            <text:p>10/11/13</text:p>
          </table:table-cell>
          <table:table-cell table:formula="of:=1+[.B146]" office:value-type="float" office:value="146">
            <text:p>146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12">
            <text:p>10/12/13</text:p>
          </table:table-cell>
          <table:table-cell table:formula="of:=1+[.B147]" office:value-type="float" office:value="147">
            <text:p>147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14">
            <text:p>10/14/13</text:p>
          </table:table-cell>
          <table:table-cell table:formula="of:=1+[.B148]" office:value-type="float" office:value="148">
            <text:p>148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14">
            <text:p>10/14/13</text:p>
          </table:table-cell>
          <table:table-cell table:formula="of:=1+[.B149]" office:value-type="float" office:value="149">
            <text:p>149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14">
            <text:p>10/14/13</text:p>
          </table:table-cell>
          <table:table-cell table:formula="of:=1+[.B150]" office:value-type="float" office:value="150">
            <text:p>150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14">
            <text:p>10/14/13</text:p>
          </table:table-cell>
          <table:table-cell table:formula="of:=1+[.B151]" office:value-type="float" office:value="151">
            <text:p>151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14">
            <text:p>10/14/13</text:p>
          </table:table-cell>
          <table:table-cell table:formula="of:=1+[.B152]" office:value-type="float" office:value="152">
            <text:p>152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14">
            <text:p>10/14/13</text:p>
          </table:table-cell>
          <table:table-cell table:formula="of:=1+[.B153]" office:value-type="float" office:value="153">
            <text:p>153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15">
            <text:p>10/15/13</text:p>
          </table:table-cell>
          <table:table-cell table:formula="of:=1+[.B154]" office:value-type="float" office:value="154">
            <text:p>154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15">
            <text:p>10/15/13</text:p>
          </table:table-cell>
          <table:table-cell table:formula="of:=1+[.B155]" office:value-type="float" office:value="155">
            <text:p>155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15">
            <text:p>10/15/13</text:p>
          </table:table-cell>
          <table:table-cell table:formula="of:=1+[.B156]" office:value-type="float" office:value="156">
            <text:p>156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15">
            <text:p>10/15/13</text:p>
          </table:table-cell>
          <table:table-cell table:formula="of:=1+[.B157]" office:value-type="float" office:value="157">
            <text:p>157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15">
            <text:p>10/15/13</text:p>
          </table:table-cell>
          <table:table-cell table:formula="of:=1+[.B158]" office:value-type="float" office:value="158">
            <text:p>158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16">
            <text:p>10/16/13</text:p>
          </table:table-cell>
          <table:table-cell table:formula="of:=1+[.B159]" office:value-type="float" office:value="159">
            <text:p>159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16">
            <text:p>10/16/13</text:p>
          </table:table-cell>
          <table:table-cell table:formula="of:=1+[.B160]" office:value-type="float" office:value="160">
            <text:p>160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17">
            <text:p>10/17/13</text:p>
          </table:table-cell>
          <table:table-cell table:formula="of:=1+[.B161]" office:value-type="float" office:value="161">
            <text:p>161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17">
            <text:p>10/17/13</text:p>
          </table:table-cell>
          <table:table-cell table:formula="of:=1+[.B162]" office:value-type="float" office:value="162">
            <text:p>162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17">
            <text:p>10/17/13</text:p>
          </table:table-cell>
          <table:table-cell table:formula="of:=1+[.B163]" office:value-type="float" office:value="163">
            <text:p>163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21">
            <text:p>10/21/13</text:p>
          </table:table-cell>
          <table:table-cell table:formula="of:=1+[.B164]" office:value-type="float" office:value="164">
            <text:p>164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22">
            <text:p>10/22/13</text:p>
          </table:table-cell>
          <table:table-cell table:formula="of:=1+[.B165]" office:value-type="float" office:value="165">
            <text:p>165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22">
            <text:p>10/22/13</text:p>
          </table:table-cell>
          <table:table-cell table:formula="of:=1+[.B166]" office:value-type="float" office:value="166">
            <text:p>166</text:p>
          </table:table-cell>
          <table:table-cell table:number-columns-repeated="14"/>
        </table:table-row>
        <table:table-row table:style-name="ro2" table:number-rows-repeated="104840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roid Sans Mono" svg:font-family="'Droid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-of-week/>
      <number:text>, </number:text>
      <number:month number:textual="true"/>
      <number:text> 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year number:style="long"/>
    </number:date-style>
    <number:date-style style:name="N122">
      <number:month number:textual="true"/>
      <number:text> </number:text>
      <number:year number:style="long"/>
    </number:date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Coleman</meta:initial-creator>
    <meta:creation-date>2013-10-22T20:01:24</meta:creation-date>
    <dc:date>2013-11-10T17:18:51</dc:date>
    <dc:creator>Dave Coleman</dc:creator>
    <meta:editing-duration>P0D</meta:editing-duration>
    <meta:editing-cycles>4</meta:editing-cycles>
    <meta:generator>LibreOffice/3.5$Linux_X86_64 LibreOffice_project/350m1$Build-2</meta:generator>
    <meta:document-statistic meta:table-count="3" meta:cell-count="35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314cm" svg:height="6.616cm" xlink:href=".." xlink:type="simple" chart:class="chart:bar" chart:style-name="ch1">
        <chart:title svg:x="3.692cm" svg:y="0.267cm" chart:style-name="ch2">
          <text:p>Total Posts on MoveIt! Mailing List</text:p>
        </chart:title>
        <chart:plot-area chart:style-name="ch3" table:cell-range-address="Sheet1.D28:Sheet1.E36" chart:data-source-has-labels="both" svg:x="1.439cm" svg:y="1.516cm" svg:width="13.263cm" svg:height="3.865cm">
          <chartooo:coordinate-region svg:x="2.246cm" svg:y="1.716cm" svg:width="12.456cm" svg:height="2.965cm"/>
          <chart:axis chart:dimension="x" chart:name="primary-x" chart:style-name="ch4" chartooo:axis-type="auto">
            <chartooo:date-scale/>
            <chart:title svg:x="7.404cm" svg:y="5.513cm" chart:style-name="ch5">
              <text:p>Month</text:p>
            </chart:title>
            <chart:categories table:cell-range-address="Sheet1.D28:Sheet1.D36"/>
          </chart:axis>
          <chart:axis chart:dimension="y" chart:name="primary-y" chart:style-name="ch6">
            <chart:title svg:x="0.451cm" svg:y="4.563cm" chart:style-name="ch7">
              <text:p>Total Posts</text:p>
            </chart:title>
            <chart:grid chart:style-name="ch8" chart:class="major"/>
          </chart:axis>
          <chart:series chart:style-name="ch9" chart:values-cell-range-address="Sheet1.E28:Sheet1.E36" chart:label-cell-address="Sheet1.D28:Sheet1.D36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b Mar Apr May Jun Jul Aug Sep Oct</text:p>
                <text:list>
                  <text:list-item>
                    <text:p>Feb</text:p>
                  </text:list-item>
                  <text:list-item>
                    <text:p>Mar</text:p>
                  </text:list-item>
                  <text:list-item>
                    <text:p>Apr</text:p>
                  </text:list-item>
                  <text:list-item>
                    <text:p>May</text:p>
                  </text:list-item>
                  <text:list-item>
                    <text:p>Jun</text:p>
                  </text:list-item>
                  <text:list-item>
                    <text:p>Jul</text:p>
                  </text:list-item>
                  <text:list-item>
                    <text:p>Aug</text:p>
                  </text:list-item>
                  <text:list-item>
                    <text:p>Sep</text:p>
                  </text:list-item>
                  <text:list-item>
                    <text:p>Oct</text:p>
                  </text:list-item>
                </text:list>
                <draw:g>
                  <svg:desc>Sheet1.D28:Sheet1.D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b</text:p>
                <draw:g>
                  <svg:desc>Sheet1.D28:Sheet1.D36</svg:desc>
                </draw:g>
              </table:table-cell>
              <table:table-cell office:value-type="float" office:value="8">
                <text:p>8</text:p>
                <draw:g>
                  <svg:desc>Sheet1.E28:Sheet1.E36</svg:desc>
                </draw:g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252">
                <text:p>2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month number:textual="true"/>
      <number:text> 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2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309cm" svg:height="6.592cm" xlink:href=".." xlink:type="simple" chart:class="chart:line" chart:style-name="ch1">
        <chart:title svg:x="3.913cm" svg:y="0.266cm" chart:style-name="ch2">
          <text:p>MoveIt! Mailing List Membership</text:p>
        </chart:title>
        <chart:plot-area chart:style-name="ch3" table:cell-range-address="Sheet1.A1:Sheet1.B167" chart:data-source-has-labels="both" svg:x="1.437cm" svg:y="0.882cm" svg:width="13.258cm" svg:height="4.92cm">
          <chartooo:coordinate-region svg:x="2.244cm" svg:y="1.081cm" svg:width="12.451cm" svg:height="4.021cm"/>
          <chart:axis chart:dimension="x" chart:name="primary-x" chart:style-name="ch4" chartooo:axis-type="auto">
            <chartooo:date-scale/>
            <chart:title svg:x="6.898cm" svg:y="5.91cm" chart:style-name="ch5">
              <text:p>Date Joined</text:p>
            </chart:title>
            <chart:categories table:cell-range-address="Sheet1.A2:Sheet1.A167"/>
          </chart:axis>
          <chart:axis chart:dimension="y" chart:name="primary-y" chart:style-name="ch6">
            <chart:title svg:x="0.449cm" svg:y="4.987cm" chart:style-name="ch7">
              <text:p>Number of Users</text:p>
            </chart:title>
            <chart:grid chart:style-name="ch8" chart:class="major"/>
          </chart:axis>
          <chart:series chart:style-name="ch9" chart:values-cell-range-address="Sheet1.B2:Sheet1.B167" chart:label-cell-address="Sheet1.B1:Sheet1.B1" chart:class="chart:line">
            <chart:data-point chart:repeated="16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41304">
                <text:p>41300</text:p>
                <draw:g>
                  <svg:desc>Sheet1.A2:Sheet1.A167</svg:desc>
                </draw:g>
              </table:table-cell>
              <table:table-cell office:value-type="float" office:value="1">
                <text:p>1</text:p>
                <draw:g>
                  <svg:desc>Sheet1.B2:Sheet1.B167</svg:desc>
                </draw:g>
              </table:table-cell>
            </table:table-row>
            <table:table-row>
              <table:table-cell office:value-type="float" office:value="41304">
                <text:p>413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304">
                <text:p>413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305">
                <text:p>413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1305">
                <text:p>413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1309">
                <text:p>413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1309">
                <text:p>413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310">
                <text:p>413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1313">
                <text:p>413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1331">
                <text:p>413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354">
                <text:p>413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1361">
                <text:p>413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372">
                <text:p>413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1373">
                <text:p>413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1373">
                <text:p>413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374">
                <text:p>413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1375">
                <text:p>413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379">
                <text:p>413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1379">
                <text:p>413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1380">
                <text:p>413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1380">
                <text:p>4138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1383">
                <text:p>4138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1386">
                <text:p>4139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1386">
                <text:p>4139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1388">
                <text:p>413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388">
                <text:p>4139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388">
                <text:p>4139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1389">
                <text:p>413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1391">
                <text:p>413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1392">
                <text:p>413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393">
                <text:p>4139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1393">
                <text:p>4139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1393">
                <text:p>4139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1393">
                <text:p>413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1394">
                <text:p>413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1394">
                <text:p>4139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1401">
                <text:p>414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1408">
                <text:p>414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1409">
                <text:p>414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1410">
                <text:p>414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1410">
                <text:p>414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410">
                <text:p>414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1413">
                <text:p>414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1413">
                <text:p>414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1415">
                <text:p>414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1416">
                <text:p>414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1416">
                <text:p>4142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1417">
                <text:p>414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1418">
                <text:p>4142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1421">
                <text:p>414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421">
                <text:p>4142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422">
                <text:p>414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1422">
                <text:p>414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1423">
                <text:p>4142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1425">
                <text:p>4143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1425">
                <text:p>4143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1428">
                <text:p>414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1428">
                <text:p>414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1429">
                <text:p>4143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1429">
                <text:p>414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1429">
                <text:p>4143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1430">
                <text:p>414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1430">
                <text:p>4143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1431">
                <text:p>414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1432">
                <text:p>4143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1432">
                <text:p>4143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1435">
                <text:p>4144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1436">
                <text:p>4144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1437">
                <text:p>4144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442">
                <text:p>414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1442">
                <text:p>4144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1442">
                <text:p>414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1443">
                <text:p>4144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1443">
                <text:p>414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1446">
                <text:p>414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1446">
                <text:p>4145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1451">
                <text:p>414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451">
                <text:p>414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1451">
                <text:p>4145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1453">
                <text:p>414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1458">
                <text:p>4146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1458">
                <text:p>4146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1459">
                <text:p>4146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1461">
                <text:p>4146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462">
                <text:p>4146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1463">
                <text:p>4146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1464">
                <text:p>4146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1465">
                <text:p>4147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1465">
                <text:p>4147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1471">
                <text:p>414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1473">
                <text:p>4147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1474">
                <text:p>4147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478">
                <text:p>4148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479">
                <text:p>4148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1481">
                <text:p>4148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1486">
                <text:p>4149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1488">
                <text:p>4149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1494">
                <text:p>4149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1494">
                <text:p>4149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1497">
                <text:p>415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1498">
                <text:p>415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1499">
                <text:p>415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1500">
                <text:p>4150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1501">
                <text:p>4150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1505">
                <text:p>4151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1505">
                <text:p>415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1507">
                <text:p>415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1508">
                <text:p>4151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1508">
                <text:p>4151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1508">
                <text:p>415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1512">
                <text:p>4151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1513">
                <text:p>415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1514">
                <text:p>4151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1514">
                <text:p>4151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514">
                <text:p>4151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1516">
                <text:p>415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1520">
                <text:p>4152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1520">
                <text:p>4152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1521">
                <text:p>4152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1527">
                <text:p>415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1527">
                <text:p>4153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1528">
                <text:p>4153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30">
                <text:p>4153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33">
                <text:p>415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1533">
                <text:p>4153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1534">
                <text:p>4153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1534">
                <text:p>4153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1537">
                <text:p>415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1537">
                <text:p>4154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1538">
                <text:p>415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1541">
                <text:p>4154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1541">
                <text:p>4154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1542">
                <text:p>4154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1542">
                <text:p>415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1543">
                <text:p>4154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1544">
                <text:p>4154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1547">
                <text:p>4155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1547">
                <text:p>4155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1547">
                <text:p>4155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1549">
                <text:p>4155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1553">
                <text:p>4155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1553">
                <text:p>4155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54">
                <text:p>4155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1556">
                <text:p>4156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1559">
                <text:p>4156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1563">
                <text:p>4156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1563">
                <text:p>415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1568">
                <text:p>4157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166">
                <text:p>1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